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0000001500854FF0D.jpg"/>
  <manifest:file-entry manifest:media-type="image/jpeg" manifest:full-path="Pictures/10000000000001F100000137667114E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0c0c0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0cm"/>
    </style:style>
    <style:style style:name="gr5" style:family="graphic" style:parent-style-name="standard">
      <style:graphic-properties svg:stroke-color="#e6e6e6" draw:textarea-horizontal-align="center" draw:textarea-vertical-align="middle"/>
    </style:style>
    <style:style style:name="gr6" style:family="graphic" style:parent-style-name="standard">
      <style:graphic-properties svg:stroke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Arial" style:font-style-name="Normale" style:font-family-generic="swiss" fo:font-size="20pt" fo:font-weight="bold" style:font-family-asian="Arial" style:font-style-name-asian="Normale" style:font-family-generic-asian="swiss" style:font-size-asian="20pt" style:font-weight-asian="bold" style:font-family-complex="Arial" style:font-style-name-complex="Normale" style:font-family-generic-complex="swiss" style:font-size-complex="20pt" style:font-weight-complex="bold"/>
    </style:style>
    <style:style style:name="T3" style:family="text">
      <style:text-properties fo:font-family="Arial" style:font-family-generic="roman" style:font-pitch="variable" fo:font-size="20pt" fo:font-weight="bold" style:font-family-asian="Arial" style:font-style-name-asian="Normale" style:font-family-generic-asian="swiss" style:font-size-asian="20pt" style:font-weight-asian="bold" style:font-family-complex="Arial" style:font-style-name-complex="Normale" style:font-family-generic-complex="swiss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59cm" svg:height="9.578cm" svg:x="19.841cm" svg:y="7.058cm">
          <draw:image xlink:href="Pictures/10000000000001F100000137667114EB.jpg" xlink:type="simple" xlink:show="embed" xlink:actuate="onLoad">
            <text:p/>
          </draw:image>
        </draw:frame>
        <draw:frame draw:style-name="gr1" draw:text-style-name="P1" draw:layer="layout" svg:width="12.596cm" svg:height="10.935cm" svg:x="6.031cm" svg:y="7.507cm">
          <draw:image xlink:href="Pictures/1000000000000170000001500854FF0D.jpg" xlink:type="simple" xlink:show="embed" xlink:actuate="onLoad">
            <text:p/>
          </draw:image>
        </draw:frame>
        <draw:rect draw:style-name="gr2" draw:text-style-name="P1" draw:layer="layout" svg:width="12.7cm" svg:height="11.532cm" svg:x="5.938cm" svg:y="6.758cm">
          <text:p/>
        </draw:rect>
        <draw:line draw:style-name="gr2" draw:text-style-name="P1" draw:layer="layout" svg:x1="5.684cm" svg:y1="6.816cm" svg:x2="6.192cm" svg:y2="6.816cm">
          <text:p/>
        </draw:line>
        <draw:line draw:style-name="gr2" draw:text-style-name="P1" draw:layer="layout" svg:x1="5.69cm" svg:y1="8.076cm" svg:x2="6.198cm" svg:y2="8.076cm">
          <text:p/>
        </draw:line>
        <draw:line draw:style-name="gr2" draw:text-style-name="P1" draw:layer="layout" svg:x1="5.69cm" svg:y1="9.346cm" svg:x2="6.198cm" svg:y2="9.346cm">
          <text:p/>
        </draw:line>
        <draw:line draw:style-name="gr2" draw:text-style-name="P1" draw:layer="layout" svg:x1="5.684cm" svg:y1="10.616cm" svg:x2="6.192cm" svg:y2="10.616cm">
          <text:p/>
        </draw:line>
        <draw:line draw:style-name="gr2" draw:text-style-name="P1" draw:layer="layout" svg:x1="5.69cm" svg:y1="11.886cm" svg:x2="6.198cm" svg:y2="11.886cm">
          <text:p/>
        </draw:line>
        <draw:line draw:style-name="gr2" draw:text-style-name="P1" draw:layer="layout" svg:x1="5.69cm" svg:y1="13.156cm" svg:x2="6.198cm" svg:y2="13.156cm">
          <text:p/>
        </draw:line>
        <draw:line draw:style-name="gr2" draw:text-style-name="P1" draw:layer="layout" svg:x1="5.684cm" svg:y1="14.416cm" svg:x2="6.192cm" svg:y2="14.416cm">
          <text:p/>
        </draw:line>
        <draw:line draw:style-name="gr2" draw:text-style-name="P1" draw:layer="layout" svg:x1="5.69cm" svg:y1="15.696cm" svg:x2="6.198cm" svg:y2="15.696cm">
          <text:p/>
        </draw:line>
        <draw:line draw:style-name="gr2" draw:text-style-name="P1" draw:layer="layout" svg:x1="5.69cm" svg:y1="16.966cm" svg:x2="6.198cm" svg:y2="16.966cm">
          <text:p/>
        </draw:line>
        <draw:frame draw:style-name="gr3" draw:text-style-name="P2" draw:layer="layout" svg:width="1.92cm" svg:height="1.055cm" svg:x="3.973cm" svg:y="13.915cm">
          <draw:text-box>
            <text:p><text:span text:style-name="T1">-250</text:span></text:p>
          </draw:text-box>
        </draw:frame>
        <draw:frame draw:style-name="gr4" draw:text-style-name="P2" draw:layer="layout" svg:width="1.92cm" svg:height="1.055cm" svg:x="3.973cm" svg:y="16.465cm">
          <draw:text-box>
            <text:p><text:span text:style-name="T1">-500</text:span></text:p>
          </draw:text-box>
        </draw:frame>
        <draw:frame draw:style-name="gr3" draw:text-style-name="P2" draw:layer="layout" svg:width="1.683cm" svg:height="1.055cm" svg:x="4.21cm" svg:y="8.815cm">
          <draw:text-box>
            <text:p><text:span text:style-name="T1">250</text:span></text:p>
          </draw:text-box>
        </draw:frame>
        <draw:frame draw:style-name="gr3" draw:text-style-name="P2" draw:layer="layout" svg:width="1.683cm" svg:height="1.055cm" svg:x="4.21cm" svg:y="6.265cm">
          <draw:text-box>
            <text:p><text:span text:style-name="T1">500</text:span></text:p>
          </draw:text-box>
        </draw:frame>
        <draw:line draw:style-name="gr5" draw:text-style-name="P1" draw:layer="layout" svg:x1="19.721cm" svg:y1="11.942cm" svg:x2="37.501cm" svg:y2="11.891cm">
          <text:p/>
        </draw:line>
        <draw:frame draw:style-name="gr3" draw:text-style-name="P2" draw:layer="layout" svg:width="0.896cm" svg:height="1.055cm" svg:x="4.997cm" svg:y="11.365cm">
          <draw:text-box>
            <text:p><text:span text:style-name="T1">0</text:span></text:p>
          </draw:text-box>
        </draw:frame>
        <draw:rect draw:style-name="gr2" draw:text-style-name="P1" draw:layer="layout" svg:width="17.78cm" svg:height="11.532cm" svg:x="19.785cm" svg:y="6.758cm">
          <text:p/>
        </draw:rect>
        <draw:line draw:style-name="gr5" draw:text-style-name="P1" draw:layer="layout" svg:x1="5.722cm" svg:y1="11.943cm" svg:x2="18.422cm" svg:y2="11.892cm">
          <text:p/>
        </draw:line>
        <draw:line draw:style-name="gr2" draw:text-style-name="P1" draw:layer="layout" svg:x1="19.685cm" svg:y1="6.816cm" svg:x2="20.193cm" svg:y2="6.816cm">
          <text:p/>
        </draw:line>
        <draw:line draw:style-name="gr2" draw:text-style-name="P1" draw:layer="layout" svg:x1="19.691cm" svg:y1="8.076cm" svg:x2="20.199cm" svg:y2="8.076cm">
          <text:p/>
        </draw:line>
        <draw:line draw:style-name="gr2" draw:text-style-name="P1" draw:layer="layout" svg:x1="19.691cm" svg:y1="9.346cm" svg:x2="20.199cm" svg:y2="9.346cm">
          <text:p/>
        </draw:line>
        <draw:line draw:style-name="gr2" draw:text-style-name="P1" draw:layer="layout" svg:x1="19.685cm" svg:y1="10.616cm" svg:x2="20.193cm" svg:y2="10.616cm">
          <text:p/>
        </draw:line>
        <draw:line draw:style-name="gr2" draw:text-style-name="P1" draw:layer="layout" svg:x1="19.691cm" svg:y1="11.886cm" svg:x2="20.199cm" svg:y2="11.886cm">
          <text:p/>
        </draw:line>
        <draw:line draw:style-name="gr2" draw:text-style-name="P1" draw:layer="layout" svg:x1="19.691cm" svg:y1="13.156cm" svg:x2="20.199cm" svg:y2="13.156cm">
          <text:p/>
        </draw:line>
        <draw:line draw:style-name="gr2" draw:text-style-name="P1" draw:layer="layout" svg:x1="19.685cm" svg:y1="14.416cm" svg:x2="20.193cm" svg:y2="14.416cm">
          <text:p/>
        </draw:line>
        <draw:line draw:style-name="gr2" draw:text-style-name="P1" draw:layer="layout" svg:x1="19.691cm" svg:y1="15.696cm" svg:x2="20.199cm" svg:y2="15.696cm">
          <text:p/>
        </draw:line>
        <draw:line draw:style-name="gr2" draw:text-style-name="P1" draw:layer="layout" svg:x1="19.691cm" svg:y1="16.966cm" svg:x2="20.199cm" svg:y2="16.966cm">
          <text:p/>
        </draw:line>
        <draw:line draw:style-name="gr6" draw:text-style-name="P1" draw:layer="layout" svg:x1="8.384cm" svg:y1="18.566cm" svg:x2="8.384cm" svg:y2="18.058cm">
          <text:p/>
        </draw:line>
        <draw:line draw:style-name="gr6" draw:text-style-name="P1" draw:layer="layout" svg:x1="10.885cm" svg:y1="18.566cm" svg:x2="10.885cm" svg:y2="18.058cm">
          <text:p/>
        </draw:line>
        <draw:line draw:style-name="gr6" draw:text-style-name="P1" draw:layer="layout" svg:x1="13.385cm" svg:y1="18.566cm" svg:x2="13.385cm" svg:y2="18.058cm">
          <text:p/>
        </draw:line>
        <draw:line draw:style-name="gr6" draw:text-style-name="P1" draw:layer="layout" svg:x1="15.886cm" svg:y1="18.566cm" svg:x2="15.886cm" svg:y2="18.058cm">
          <text:p/>
        </draw:line>
        <draw:line draw:style-name="gr6" draw:text-style-name="P1" draw:layer="layout" svg:x1="18.384cm" svg:y1="18.566cm" svg:x2="18.384cm" svg:y2="18.058cm">
          <text:p/>
        </draw:line>
        <draw:frame draw:style-name="gr3" draw:text-style-name="P2" draw:layer="layout" svg:width="0.896cm" svg:height="1.055cm" svg:x="5.59cm" svg:y="18.502cm">
          <draw:text-box>
            <text:p><text:span text:style-name="T1">0</text:span></text:p>
          </draw:text-box>
        </draw:frame>
        <draw:frame draw:style-name="gr3" draw:text-style-name="P2" draw:layer="layout" svg:width="1.289cm" svg:height="1.055cm" svg:x="7.616cm" svg:y="18.503cm">
          <draw:text-box>
            <text:p><text:span text:style-name="T1">20</text:span></text:p>
          </draw:text-box>
        </draw:frame>
        <draw:frame draw:style-name="gr3" draw:text-style-name="P2" draw:layer="layout" svg:width="1.289cm" svg:height="1.055cm" svg:x="10.036cm" svg:y="18.504cm">
          <draw:text-box>
            <text:p><text:span text:style-name="T1">40</text:span></text:p>
          </draw:text-box>
        </draw:frame>
        <draw:frame draw:style-name="gr3" draw:text-style-name="P2" draw:layer="layout" svg:width="1.289cm" svg:height="1.055cm" svg:x="12.455cm" svg:y="18.505cm">
          <draw:text-box>
            <text:p><text:span text:style-name="T1">60</text:span></text:p>
          </draw:text-box>
        </draw:frame>
        <draw:frame draw:style-name="gr3" draw:text-style-name="P2" draw:layer="layout" svg:width="1.289cm" svg:height="1.055cm" svg:x="14.875cm" svg:y="18.506cm">
          <draw:text-box>
            <text:p><text:span text:style-name="T1">80</text:span></text:p>
          </draw:text-box>
        </draw:frame>
        <draw:frame draw:style-name="gr3" draw:text-style-name="P2" draw:layer="layout" svg:width="1.683cm" svg:height="1.055cm" svg:x="17.294cm" svg:y="18.507cm">
          <draw:text-box>
            <text:p><text:span text:style-name="T1">100</text:span></text:p>
          </draw:text-box>
        </draw:frame>
        <draw:line draw:style-name="gr6" draw:text-style-name="P1" draw:layer="layout" svg:x1="22.3cm" svg:y1="18.566cm" svg:x2="22.3cm" svg:y2="18.058cm">
          <text:p/>
        </draw:line>
        <draw:line draw:style-name="gr6" draw:text-style-name="P1" draw:layer="layout" svg:x1="24.814cm" svg:y1="18.566cm" svg:x2="24.814cm" svg:y2="18.058cm">
          <text:p/>
        </draw:line>
        <draw:line draw:style-name="gr6" draw:text-style-name="P1" draw:layer="layout" svg:x1="29.843cm" svg:y1="18.566cm" svg:x2="29.843cm" svg:y2="18.058cm">
          <text:p/>
        </draw:line>
        <draw:frame draw:style-name="gr3" draw:text-style-name="P2" draw:layer="layout" svg:width="0.896cm" svg:height="1.055cm" svg:x="19.465cm" svg:y="18.528cm">
          <draw:text-box>
            <text:p><text:span text:style-name="T1">0</text:span></text:p>
          </draw:text-box>
        </draw:frame>
        <draw:frame draw:style-name="gr3" draw:text-style-name="P2" draw:layer="layout" svg:width="1.683cm" svg:height="1.055cm" svg:x="21.252cm" svg:y="18.503cm">
          <draw:text-box>
            <text:p><text:span text:style-name="T1">100</text:span></text:p>
          </draw:text-box>
        </draw:frame>
        <draw:frame draw:style-name="gr3" draw:text-style-name="P2" draw:layer="layout" svg:width="1.683cm" svg:height="1.055cm" svg:x="23.826cm" svg:y="18.504cm">
          <draw:text-box>
            <text:p><text:span text:style-name="T1">200</text:span></text:p>
          </draw:text-box>
        </draw:frame>
        <draw:frame draw:style-name="gr3" draw:text-style-name="P2" draw:layer="layout" svg:width="1.683cm" svg:height="1.055cm" svg:x="26.4cm" svg:y="18.505cm">
          <draw:text-box>
            <text:p><text:span text:style-name="T1">300</text:span></text:p>
          </draw:text-box>
        </draw:frame>
        <draw:frame draw:style-name="gr3" draw:text-style-name="P2" draw:layer="layout" svg:width="1.683cm" svg:height="1.055cm" svg:x="31.547cm" svg:y="18.507cm">
          <draw:text-box>
            <text:p><text:span text:style-name="T1">500</text:span></text:p>
          </draw:text-box>
        </draw:frame>
        <draw:line draw:style-name="gr6" draw:text-style-name="P1" draw:layer="layout" svg:x1="27.329cm" svg:y1="18.566cm" svg:x2="27.329cm" svg:y2="18.058cm">
          <text:p/>
        </draw:line>
        <draw:line draw:style-name="gr6" draw:text-style-name="P1" draw:layer="layout" svg:x1="32.358cm" svg:y1="18.566cm" svg:x2="32.358cm" svg:y2="18.058cm">
          <text:p/>
        </draw:line>
        <draw:frame draw:style-name="gr3" draw:text-style-name="P2" draw:layer="layout" svg:width="1.683cm" svg:height="1.055cm" svg:x="28.973cm" svg:y="18.506cm">
          <draw:text-box>
            <text:p><text:span text:style-name="T1">400</text:span></text:p>
          </draw:text-box>
        </draw:frame>
        <draw:line draw:style-name="gr6" draw:text-style-name="P1" draw:layer="layout" svg:x1="34.872cm" svg:y1="18.566cm" svg:x2="34.872cm" svg:y2="18.058cm">
          <text:p/>
        </draw:line>
        <draw:line draw:style-name="gr6" draw:text-style-name="P1" draw:layer="layout" svg:x1="37.385cm" svg:y1="18.566cm" svg:x2="37.385cm" svg:y2="18.058cm">
          <text:p/>
        </draw:line>
        <draw:frame draw:style-name="gr3" draw:text-style-name="P2" draw:layer="layout" svg:width="1.683cm" svg:height="1.055cm" svg:x="34.121cm" svg:y="18.506cm">
          <draw:text-box>
            <text:p><text:span text:style-name="T1">600</text:span></text:p>
          </draw:text-box>
        </draw:frame>
        <draw:frame draw:style-name="gr3" draw:text-style-name="P2" draw:layer="layout" svg:width="1.683cm" svg:height="1.055cm" svg:x="36.695cm" svg:y="18.507cm">
          <draw:text-box>
            <text:p><text:span text:style-name="T1">700</text:span></text:p>
          </draw:text-box>
        </draw:frame>
        <draw:line draw:style-name="gr6" draw:text-style-name="P1" draw:layer="layout" svg:x1="19.785cm" svg:y1="18.566cm" svg:x2="19.785cm" svg:y2="18.058cm">
          <text:p/>
        </draw:line>
        <draw:frame draw:style-name="gr3" draw:text-style-name="P2" draw:layer="layout" svg:width="7.284cm" svg:height="1.055cm" svg:x="8.52cm" svg:y="20.163cm">
          <draw:text-box>
            <text:p><text:span text:style-name="T1">Tempo normalizzato</text:span></text:p>
          </draw:text-box>
        </draw:frame>
        <draw:frame draw:style-name="gr3" draw:text-style-name="P2" draw:layer="layout" svg:width="3.719cm" svg:height="1.055cm" svg:x="27.166cm" svg:y="20.052cm">
          <draw:text-box>
            <text:p><text:span text:style-name="T1">Campioni</text:span></text:p>
          </draw:text-box>
        </draw:frame>
        <draw:frame draw:style-name="gr3" draw:text-style-name="P2" draw:layer="layout" svg:width="8.638cm" svg:height="1.055cm" draw:transform="rotate (1.5707963267946) translate (3.051cm 16.594cm)">
          <draw:text-box>
            <text:p><text:span text:style-name="T1">Velocità angolare </text:span><text:span text:style-name="T2">ω</text:span><text:span text:style-name="T3"> [°/s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ilbo Baggins</meta:initial-creator>
    <meta:creation-date>2012-02-17T11:12:38.90</meta:creation-date>
    <dc:date>2012-02-17T13:02:57.97</dc:date>
    <dc:creator>Bilbo Baggins</dc:creator>
    <meta:editing-duration>PT31M55S</meta:editing-duration>
    <meta:editing-cycles>3</meta:editing-cycles>
    <meta:generator>OpenOffice.org/3.3$Win32 OpenOffice.org_project/330m20$Build-9567</meta:generator>
    <meta:document-statistic meta:object-count="59"/>
  </office:meta>
</office:document-meta>
</file>